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ed68" officeooo:paragraph-rsid="0010ed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fig.xml has option to disable security</text:p>
      <text:p text:style-name="P1"/>
      <text:p text:style-name="P1"/>
      <text:p text:style-name="P1">Jenkins installation</text:p>
      <text:p text:style-name="P1">Download jenkins.war file from the repo into any folder in local machine...</text:p>
      <text:p text:style-name="P1">java -jar jenkins.war ---&gt; to run jenkins server </text:p>
      <text:p text:style-name="P1">for mail notification need to add this after the -jar section ---&gt; <text:s/>-Dmail.smtp.starttls.enable=true</text:p>
      <text:p text:style-name="P1">so the command to run jenkins server n local development is </text:p>
      <text:p text:style-name="P1">java -jar -Dmail.smtp.starttls.enable=true jenkins.war &amp; ---&gt; to run in background...</text:p>
      <text:p text:style-name="P1">to know more about daemonizing prefer below link</text:p>
      <text:p text:style-name="P1"/>
      <text:p text:style-name="P1">codingfreak.blogspot.com/2012/03/daemon-izing-process-in-linux.html</text:p>
      <text:p text:style-name="P1"/>
      <text:p text:style-name="P1"/>
      <text:p text:style-name="P1">The above steps is for running jenkins locally without any server </text:p>
      <text:p text:style-name="P1"/>
      <text:p text:style-name="P1">if u want to run jenkins using any server like tomcat,jboss </text:p>
      <text:p text:style-name="P1">u can prefer the server docs to run a webservice as u already have .war package for jenkins , just follow the steps in tomcat (or) jboss</text:p>
      <text:p text:style-name="P1"/>
      <text:p text:style-name="P1">For running in jboss :</text:p>
      <text:p text:style-name="P1">https://documentation.magnolia-cms.com/display/DOCS54/Deploying+a+WAR+on+JBoss+AS</text:p>
      <text:p text:style-name="P1">For running in tomcat :</text:p>
      <text:p text:style-name="P1">http://www.baeldung.com/tomcat-deploy-war</text:p>
      <text:p text:style-name="P1"/>
      <text:p text:style-name="P1">You can install jenkins as standlone service please prefer the below link </text:p>
      <text:p text:style-name="P1">https://www.digitalocean.com/community/tutorials/how-to-install-jenkins-on-ubuntu-16-04</text:p>
      <text:p text:style-name="P1"/>
      <text:p text:style-name="P1"/>
      <text:p text:style-name="P1">**config.xml has option to disable security</text:p>
      <text:p text:style-name="P1">in case u forgot the password of admin user created , you can just disable the security and login as anonymous ...</text:p>
      <text:p text:style-name="P1"/>
      <text:p text:style-name="P1">When u install jenkins in local machine , it is always installed in $HOME/.jenkins directory </text:p>
      <text:p text:style-name="P1"/>
      <text:p text:style-name="P1">Important folders in .jenkins </text:p>
      <text:p text:style-name="P1">jobs</text:p>
      <text:p text:style-name="P1">plugins</text:p>
      <text:p text:style-name="P1">jobs/builds</text:p>
      <text:p text:style-name="P1">secrets</text:p>
      <text:p text:style-name="P1"/>
      <text:p text:style-name="P1"/>
      <text:p text:style-name="P1">In jenkins your $JENKINS_HOME ---&gt; $HOME/.jenkins</text:p>
      <text:p text:style-name="P1"/>
      <text:p text:style-name="P1">jenkins provides many plugins to create any kind ci/cd pipeline </text:p>
      <text:p text:style-name="P1">important plugins are </text:p>
      <text:p text:style-name="P1"/>
      <text:p text:style-name="P1">ssh-slaves ( To launch slaves from linux nodes)</text:p>
      <text:p text:style-name="P1">pipeline plugin</text:p>
      <text:p text:style-name="P1">github plugin</text:p>
      <text:p text:style-name="P1"/>
      <text:p text:style-name="P1"><text:soft-page-break/>and then there are more number of plugins according to your usage , basically when at first boot give suggested plugin installation as recommendation ...</text:p>
      <text:p text:style-name="P1"/>
      <text:p text:style-name="P1"/>
      <text:p text:style-name="P1">if you want to manually install any plugins you can install from jenkins admin ui</text:p>
      <text:p text:style-name="P1"/>
      <text:p text:style-name="P1">go to manage plugins --&gt; <text:s/>available and choose plugin you want to install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8T15:54:31.373971361</meta:creation-date>
    <dc:date>2018-02-18T16:06:56.990796418</dc:date>
    <meta:editing-duration>PT12M20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2" meta:paragraph-count="35" meta:word-count="285" meta:character-count="1961" meta:non-whitespace-character-count="1705"/>
  </office:meta>
</office:document-meta>
</file>